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960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GoT Story Checklist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Gallery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explain_* ?</text:p>
          </table:table-cell>
          <table:table-cell table:style-name="ce2" office:value-type="string" calcext:value-type="string">
            <text:p>Story?</text:p>
          </table:table-cell>
          <table:table-cell table:style-name="ce2" office:value-type="string" calcext:value-type="string">
            <text:p>FFM?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 calcext:value-type="string">
            <text:p>1410-fictional-tv-game_of_thrones-house_stark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catelyn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3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stp-arya_stark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fp-sansa_stark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brando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j-ned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stj-jon_sn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robb_stark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3</text:p>
          </table:table-cell>
          <table:table-cell table:number-columns-repeated="1018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1420-fictional-tv-game_of_thrones-house_baratheo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renly_baratheon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es in season 2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stj-robert_baratheo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tj-joffrey_baratheo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4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sfp-tommen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stannis_baratheon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30-fictional-tv-game_of_thrones-house_lannister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tyrion_lannister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aime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cersei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tywin_lannister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es in season 4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40-fictional-tv-game_of_thrones-house_tyrell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margaery_tyrell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lenna_tyr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loras_tyrell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0-fictional-tv-game_of_thrones-house_targarye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viserys_targaryen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fj-daenerys_targaryen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missandei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grey_worm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57-fictional-tv-game_of_thrones-house_greyjoy 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theon_greyjo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ges in season 3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stj-yara_greyjo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reek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70-fictional-tv-game_of_thrones-no_house 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nfj-melisandre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ros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sha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es in season 4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tj-high_sparr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varys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bronn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80-fictional-tv-game_of_thrones-wildlings 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ygritte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es in season 4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sfp-gill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tormund_giantsbane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90-fictional-tv-game_of_thrones-other_hous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nfp-samwell_tarl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davos_seaworth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orah_mormont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beryn_martell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es in season 4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tp-petyr_baelis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arristan_selm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rienne_of_tarth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sandor_clegan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22:03:10.106455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08:22.832075806</meta:creation-date>
    <meta:generator>LibreOffice/6.4.6.2$Linux_X86_64 LibreOffice_project/40$Build-2</meta:generator>
    <dc:date>2020-10-26T22:14:16.613928567</dc:date>
    <meta:editing-duration>P7DT13H42M5S</meta:editing-duration>
    <meta:editing-cycles>29</meta:editing-cycles>
    <meta:document-statistic meta:table-count="1" meta:cell-count="200" meta:object-count="0"/>
  </office:meta>
</office:document-meta>
</file>